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30000197100000C44661805A0ABAF9BCD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512cm" svg:height="3.139cm" svg:x="8.728cm" svg:y="4.318cm">
          <draw:image xlink:href="Pictures/200000030000197100000C44661805A0ABAF9BC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8:29:01.089206817</meta:creation-date>
    <dc:date>2020-05-07T18:32:27.189299529</dc:date>
    <meta:editing-duration>PT3M25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